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9.504cm"/>
    </style:style>
    <style:style style:name="Tableau1.B" style:family="table-column">
      <style:table-column-properties style:column-width="8.1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2" style:family="table-row">
      <style:table-row-properties style:min-row-height="0.57cm" fo:keep-together="auto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Tableau3" style:family="table">
      <style:table-properties style:width="17.6cm" table:align="margins" style:writing-mode="lr-tb"/>
    </style:style>
    <style:style style:name="Tableau3.A" style:family="table-column">
      <style:table-column-properties style:column-width="10.901cm" style:rel-column-width="40589*"/>
    </style:style>
    <style:style style:name="Tableau3.B" style:family="table-column">
      <style:table-column-properties style:column-width="6.699cm" style:rel-column-width="249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7.35cm" fo:margin-left="10.264cm" table:align="left" style:writing-mode="lr-tb"/>
    </style:style>
    <style:style style:name="Tableau2.A" style:family="table-column">
      <style:table-column-properties style:column-width="7.3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text-position="super 58%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" fo:font-size="10pt" fo:font-style="normal" style:text-underline-style="none" fo:font-weight="bold" officeooo:rsid="00264636" officeooo:paragraph-rsid="005ffa52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4" fo:font-size="9pt" fo:language="fr" fo:country="FR" fo:font-style="italic" officeooo:paragraph-rsid="000953c3" style:letter-kerning="false" style:font-name-asian="Calibri1" style:font-size-asian="9pt" style:language-asian="en" style:country-asian="US" style:font-style-asian="italic" style:font-name-complex="Marianne3" style:font-size-complex="9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2pt" fo:font-style="normal" fo:font-weight="bold" officeooo:rsid="0122d939" officeooo:paragraph-rsid="00607b47" style:letter-kerning="true" fo:background-color="transparent" style:font-name-asian="BookAntiqua" style:font-size-asian="12pt" style:language-asian="zh" style:country-asian="CN" style:font-style-asian="normal" style:font-weight-asian="bold" style:font-name-complex="BookAntiqua" style:font-size-complex="12pt" style:language-complex="hi" style:country-complex="IN" style:font-style-complex="normal" style:font-weight-complex="normal" loext:shadow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loext:opacity="0%" style:font-name="Marianne" fo:font-size="10pt" fo:language="fr" fo:country="FR" fo:font-style="normal" style:text-underline-style="none" fo:font-weight="bold" officeooo:rsid="001a8f4b" officeooo:paragraph-rsid="00607b47" style:letter-kerning="false" fo:background-color="transparent" style:font-name-asian="Calibri1" style:font-size-asian="10pt" style:language-asian="en" style:country-asian="US" style:font-style-asian="normal" style:font-weight-asian="bold" style:font-name-complex="SimSu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use-window-font-color="true" loext:opacity="0%" style:font-name="Marianne" fo:font-size="6pt" fo:language="fr" fo:country="FR" style:text-underline-style="solid" style:text-underline-width="auto" style:text-underline-color="font-color" fo:font-weight="bold" officeooo:paragraph-rsid="00607b47" style:letter-kerning="false" style:font-name-asian="Calibri1" style:font-size-asian="6.30000019073486pt" style:language-asian="en" style:country-asian="US" style:font-weight-asian="bold" style:font-name-complex="SimSun" style:font-size-complex="7.199999809265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font-name="Marianne" fo:font-size="10pt" style:text-underline-style="none" officeooo:paragraph-rsid="00607b47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paragraph-rsid="00607b47" fo:background-color="transparent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rsid="01350c7c" officeooo:paragraph-rsid="01350c7c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paragraph-rsid="005ffa52" fo:background-color="transparent" style:font-size-asian="10pt" style:font-weight-asian="normal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rsid="01350c7c" officeooo:paragraph-rsid="01350c7c" fo:background-color="transparent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language="fr" fo:country="FR" fo:font-weight="normal" officeooo:rsid="007b0aeb" officeooo:paragraph-rsid="007b0aeb" fo:background-color="transparent" style:font-size-asian="10pt" style:language-asian="en" style:country-asian="US" style:font-weight-asian="norm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fo:color="#000000" loext:opacity="100%" style:font-name="Marianne" fo:font-size="10pt" fo:language="fr" fo:country="FR" fo:font-style="normal" fo:font-weight="bold" officeooo:rsid="014746d3" officeooo:paragraph-rsid="014746d3" fo:background-color="transparent" style:font-name-asian="BookAntiqua" style:font-size-asian="10pt" style:language-asian="en" style:country-asian="US" style:font-style-asian="normal" style:font-weight-asian="bold" style:font-name-complex="BookAntiqua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fo:font-weight="bold" officeooo:rsid="0122d939" officeooo:paragraph-rsid="005ffa52" fo:background-color="transparent" style:font-name-asian="BookAntiqua" style:font-size-asian="2.09999990463257pt" style:font-style-asian="normal" style:font-weight-asian="bold" style:font-name-complex="BookAntiqua" style:font-size-complex="2.40000009536743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2pt" fo:font-weight="bold" officeooo:paragraph-rsid="00610d20" fo:background-color="transparent" style:font-size-asian="1.75pt" style:font-weight-asian="bold" style:font-size-complex="2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fo:font-style="normal" fo:font-weight="normal" officeooo:rsid="003213f2" officeooo:paragraph-rsid="0064ba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64ba4f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14f6c5e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24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4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213f2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e807c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officeooo:paragraph-rsid="00610d20" fo:background-color="transparent" style:font-size-asian="10pt" style:font-size-complex="10pt"/>
    </style:style>
    <style:style style:name="P32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fo:font-weight="bold" officeooo:rsid="00967772" officeooo:paragraph-rsid="005ffa52" style:font-size-asian="1.75pt" style:font-style-asian="normal" style:font-weight-asian="bold" style:font-size-complex="2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Marianne ExtraBold" fo:font-size="10pt" fo:font-style="normal" fo:font-weight="bold" officeooo:rsid="00967772" officeooo:paragraph-rsid="00967772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arianne" fo:font-size="10pt" fo:font-style="normal" fo:font-weight="normal" officeooo:rsid="00967772" officeooo:paragraph-rsid="0096777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Marianne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1.199cm" fo:margin-right="-0.101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snap-to-layout-grid="false" style:writing-mode="lr-tb">
        <style:tab-stops>
          <style:tab-stop style:position="8.327cm"/>
        </style:tab-stops>
      </style:paragraph-properties>
      <style:text-properties fo:color="#000000" loext:opacity="100%" style:text-position="0% 100%" style:font-name="Marianne" fo:font-size="10pt" fo:language="fr" fo:country="FR" fo:font-style="normal" style:text-underline-style="none" fo:font-weight="normal" officeooo:rsid="00706354" officeooo:paragraph-rsid="0064ba4f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9e32ba"/>
    </style:style>
    <style:style style:name="T3" style:family="text">
      <style:text-properties officeooo:rsid="017cd76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fo:language="fr" fo:country="FR" fo:font-weight="bold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6" style:family="text">
      <style:text-properties style:use-window-font-color="true" loext:opacity="0%" fo:language="fr" fo:country="FR" fo:font-weight="bold" officeooo:rsid="007a903b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350c7c"/>
    </style:style>
    <style:style style:name="T9" style:family="text">
      <style:text-properties fo:color="#000000" loext:opacity="100%" fo:language="fr" fo:country="FR" fo:font-style="normal" fo:font-weight="bold" officeooo:rsid="0012c30f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0" style:family="text">
      <style:text-properties fo:color="#000000" loext:opacity="100%" fo:language="fr" fo:country="FR" fo:font-style="normal" fo:font-weight="bold" officeooo:rsid="017cd768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1" style:family="text">
      <style:text-properties fo:color="#000000" loext:opacity="100%" fo:language="de" fo:country="DE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2" style:family="text">
      <style:text-properties fo:color="#000000" loext:opacity="100%" fo:language="de" fo:country="DE" fo:font-style="normal" fo:font-weight="bold" officeooo:rsid="01350c7c" style:font-name-asian="BookAntiqua" style:font-style-asian="normal" style:font-weight-asian="bold" style:font-name-complex="BookAntiqua" style:font-style-complex="normal" style:font-weight-complex="normal"/>
    </style:style>
    <style:style style:name="T13" style:family="text">
      <style:text-properties fo:color="#000000" loext:opacity="100%" fo:language="de" fo:country="DE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4" style:family="text">
      <style:text-properties fo:color="#000000" loext:opacity="100%" fo:language="de" fo:country="DE" fo:font-style="normal" fo:font-weight="bold" style:letter-kerning="false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5" style:family="text">
      <style:text-properties fo:color="#000000" loext:opacity="100%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6" style:family="text">
      <style:text-properties fo:color="#000000" loext:opacity="100%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7" style:family="text">
      <style:text-properties officeooo:rsid="014e5b6c"/>
    </style:style>
    <style:style style:name="T18" style:family="text">
      <style:text-properties officeooo:rsid="00607b47"/>
    </style:style>
    <style:style style:name="T19" style:family="text">
      <style:text-properties fo:font-weight="bold" officeooo:rsid="00c4ee08" style:font-weight-asian="bold" style:font-weight-complex="bold"/>
    </style:style>
    <style:style style:name="T20" style:family="text">
      <style:text-properties officeooo:rsid="00c4ee08"/>
    </style:style>
    <style:style style:name="T21" style:family="text">
      <style:text-properties officeooo:rsid="0063b178"/>
    </style:style>
    <style:style style:name="T22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3" style:family="text">
      <style:text-properties style:font-name="Marianne" fo:font-size="10pt" fo:font-style="normal" style:text-underline-style="none" fo:font-weight="normal" officeooo:rsid="01334135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4" style:family="text">
      <style:text-properties style:font-name="Marianne" fo:font-size="10pt" fo:font-style="normal" style:text-underline-style="none" fo:font-weight="normal" officeooo:rsid="003213f2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5" style:family="text">
      <style:text-properties style:font-name="Marianne" fo:font-size="10pt" fo:font-style="normal" style:text-underline-style="none" fo:font-weight="normal" officeooo:rsid="014f6c5e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6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7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fo:font-family="Marianne" fo:font-size="10pt" fo:font-style="normal" style:text-underline-style="none" fo:font-weight="normal" officeooo:rsid="014e5b6c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9" style:family="text">
      <style:text-properties style:font-name="Marianne" fo:font-size="10pt" fo:font-style="normal" style:text-underline-style="none" fo:font-weight="normal" officeooo:rsid="01273e04" fo:background-color="transparent" loext:char-shading-value="0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30" style:family="text">
      <style:text-properties fo:font-family="Marianne" fo:font-size="10pt" fo:font-style="normal" style:text-underline-style="none" fo:font-weight="normal" officeooo:rsid="0153dd7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1" style:family="text">
      <style:text-properties fo:font-family="Marianne" fo:font-size="10pt" fo:font-style="normal" style:text-underline-style="none" fo:font-weight="normal" officeooo:rsid="014a0c51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2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3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4" style:family="text">
      <style:text-properties fo:font-weight="bold" officeooo:rsid="014e5b6c" style:font-weight-asian="bold" style:font-weight-complex="bold"/>
    </style:style>
    <style:style style:name="T35" style:family="text">
      <style:text-properties officeooo:rsid="00768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N° {d.paiement.numero}/FRI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>FICHE DE R<text:span text:style-name="T3">È</text:span>GLEMEN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Dossier suivi par : <text:span text:style-name="T4">{d.utilisateur.grade} <text:s/>{d.utilisateur.prenom} <text:s/>{d.utilisateur.nom} </text:span></text:p>
            <text:p text:style-name="P6"/>
            <text:p text:style-name="P7"><text:span text:style-name="T5">D</text:span><text:span text:style-name="T6">estinataire</text:span><text:span text:style-name="T7"> : </text:span><text:span text:style-name="T4">{d.sgami.intituleFicheReglement}</text:span></text:p>
          </table:table-cell>
          <table:table-cell table:style-name="Tableau3.B1" office:value-type="string">
            <text:p text:style-name="P8">PROGRAMME <text:span text:style-name="T8">0152</text:span></text:p>
            <text:p text:style-name="P9">Centre financier : 0152-CDGN-CDRH</text:p>
            <text:p text:style-name="P10"><text:span text:style-name="T9">A</text:span><text:span text:style-name="T10">ctivité</text:span><text:span text:style-name="T11"> : </text:span><text:span text:style-name="T12">015231300114</text:span></text:p>
            <text:p text:style-name="P11"><text:span text:style-name="T13">Centre de co</text:span><text:span text:style-name="T14">ûts : GN0PFON092</text:span></text:p>
            <text:p text:style-name="P12"><text:span text:style-name="T15">P</text:span><text:span text:style-name="T16">CE : {d.pce.pceNumerique}</text:span></text:p>
            <text:p text:style-name="P13">Groupe marchandise : {<text:span text:style-name="T17">d.</text:span>pce.codeMarchandise}</text:p>
          </table:table-cell>
        </table:table-row>
      </table:table>
      <text:p text:style-name="P14"/>
      <text:p text:style-name="P15">Vous remerciant de bien vouloir régler la somme de : {d.montantPhrase}</text:p>
      <text:p text:style-name="P16"/>
      <text:p text:style-name="P17">OBJET <text:span text:style-name="T18">ET JUSTIFICATION </text:span>DE LA <text:span text:style-name="T3">DÉPENSE</text:span></text:p>
      <text:p text:style-name="P1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{<text:span text:style-name="T17">d.</text:span>pce.pceDetaille} d'un militaire de la gendarmerie nationale bénéficiant, en application des articles L. 4123-10 du code de la défense et L. 113-1 du code de la sécurité intérieure, de la protection fonctionnelle du ministère de l'Intérieur : {d.demandeursListe}</text:p>
          </table:table-cell>
        </table:table-row>
        <table:table-row>
          <table:table-cell table:style-name="Tableau5.A2" office:value-type="string">
            <text:p text:style-name="P20">« <text:span text:style-name="T7">S</text:span><text:span text:style-name="T19">ERVICE FAIT</text:span><text:span text:style-name="T20"> » le : {</text:span><text:span text:style-name="T17">d.</text:span><text:span text:style-name="T20">paiement.dateServiceFait}.</text:span></text:p>
          </table:table-cell>
        </table:table-row>
        <table:table-row>
          <table:table-cell table:style-name="Tableau5.A2" office:value-type="string">
            <text:p text:style-name="P21"><text:span text:style-name="T21">Justificatifs </text:span>joints :</text:p>
            <text:p text:style-name="P22"><text:span text:style-name="T22">• </text:span><text:span text:style-name="T23">Décision(s) DRHGN/SDAP/BRPF </text:span><text:span text:style-name="T24">{d.de</text:span><text:span text:style-name="T25">cision</text:span><text:span text:style-name="T24">sListe} ;</text:span></text:p>
            <text:p text:style-name="P23"><text:span text:style-name="T22">• </text:span><text:span text:style-name="T26">Convention </text:span><text:span text:style-name="T27">d’honoraire</text:span><text:span text:style-name="T26"> : {</text:span><text:span text:style-name="T28">d.</text:span><text:span text:style-name="T26">paiement.conventionJointeFRI} </text:span><text:span text:style-name="T29">;</text:span></text:p>
            <text:p text:style-name="P23"><text:span text:style-name="T22">• </text:span><text:span text:style-name="T30">Référence pièce justificative :</text:span><text:span text:style-name="T31"> {</text:span><text:span text:style-name="T28">d.</text:span><text:span text:style-name="T31">paiement.facture} </text:span><text:span text:style-name="T32">;</text:span></text:p>
            <text:p text:style-name="P23"><text:span text:style-name="T22">• </text:span><text:span text:style-name="T33">RIB.</text:span></text:p>
          </table:table-cell>
        </table:table-row>
      </table:table>
      <text:p text:style-name="P24"/>
      <text:p text:style-name="P25"/>
      <text:p text:style-name="P26">BÉNÉFICIAIRE DE LA DÉPENSE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28"><text:span text:style-name="T7">{</text:span><text:span text:style-name="T34">d.</text:span><text:span text:style-name="T7">paiement.qualiteBeneficiaire} : </text:span>{d.paiement.identiteBeneficiaire}<text:span text:style-name="T7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29">SIRET : {<text:span text:style-name="T17">d.</text:span>paiement.siretOuRidet} </text:p>
            <text:p text:style-name="P29">Adresse : {<text:span text:style-name="T17">d.</text:span>paiement.adresseBeneficiaire} </text:p>
            <text:p text:style-name="P29">Titulaire du compte : {<text:span text:style-name="T17">d.</text:span>paiement.titulaireCompteBancaire} 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30">Code établissement</text:p>
          </table:table-cell>
          <table:table-cell table:style-name="Tableau4.A3" office:value-type="string">
            <text:p text:style-name="P30">Code guichet</text:p>
          </table:table-cell>
          <table:table-cell table:style-name="Tableau4.A3" office:value-type="string">
            <text:p text:style-name="P30">N° du compte</text:p>
          </table:table-cell>
          <table:table-cell table:style-name="Tableau4.A2" office:value-type="string">
            <text:p text:style-name="P30"><text:span text:style-name="T35">C</text:span>lé</text:p>
          </table:table-cell>
        </table:table-row>
        <table:table-row>
          <table:table-cell table:style-name="Tableau4.A3" office:value-type="string">
            <text:p text:style-name="P31">{<text:span text:style-name="T17">d.</text:span>paiement.codeEtablissement}</text:p>
          </table:table-cell>
          <table:table-cell table:style-name="Tableau4.A3" office:value-type="string">
            <text:p text:style-name="P31">{<text:span text:style-name="T17">d.</text:span>paiement.codeGuichet}</text:p>
          </table:table-cell>
          <table:table-cell table:style-name="Tableau4.A3" office:value-type="string">
            <text:p text:style-name="P31">{<text:span text:style-name="T17">d.</text:span>paiement.numeroCompte}</text:p>
          </table:table-cell>
          <table:table-cell table:style-name="Tableau4.A2" office:value-type="string">
            <text:p text:style-name="P31">{<text:span text:style-name="T17">d.</text:span>paiement.cleRIB}</text:p>
          </table:table-cell>
        </table:table-row>
      </table:table>
      <text:p text:style-name="P32"/>
      <text:p text:style-name="P33">ÉMISSION D’UN TITRE DE PERCEPTION</text:p>
      <text:p text:style-name="P34"/>
      <text:p text:style-name="P35">La présente fiche de règlement contient, dans ses pièces jointes, les éléments justifiant l’émission d’un titre de perception : <text:span text:style-name="T7">{</text:span><text:span text:style-name="T34">d.</text:span><text:span text:style-name="T7">paiement.emissionTitrePerception}.</text:span></text:p>
      <text:p text:style-name="P36"/>
      <text:p text:style-name="P36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37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current-selected="true"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hef d'escadron Maxime Kerrien, chef de la section protection fonctionnelle</text:drop-dow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8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9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968d25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10" style:family="paragraph" style:parent-style-name="Standard">
      <style:text-properties fo:font-size="6pt" officeooo:paragraph-rsid="001649b1" style:font-size-asian="6.30000019073486pt" style:font-size-complex="7.19999980926514pt"/>
    </style:style>
    <style:style style:name="MP11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13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5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5" style:family="text">
      <style:text-properties officeooo:rsid="0028b91e"/>
    </style:style>
    <style:style style:name="MT6" style:family="text">
      <style:text-properties officeooo:rsid="0034c45c"/>
    </style:style>
    <style:style style:name="MT7" style:family="text">
      <style:text-properties officeooo:rsid="002c26b3"/>
    </style:style>
    <style:style style:name="MT8" style:family="text">
      <style:text-properties officeooo:rsid="009e32ba"/>
    </style:style>
    <style:style style:name="MT9" style:family="text">
      <style:text-properties officeooo:rsid="001645ad"/>
    </style:style>
    <style:style style:name="MT10" style:family="text">
      <style:text-properties officeooo:rsid="0016fc3a"/>
    </style:style>
    <style:style style:name="MT11" style:family="text">
      <style:text-properties officeooo:rsid="0096777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5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7"><draw:frame draw:style-name="Mfr1" draw:name="Image1" text:anchor-type="paragraph" svg:x="-0.57cm" svg:y="-0.503cm" svg:width="4.808cm" svg:height="3.47cm" draw:z-index="6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9"><draw:custom-shape text:anchor-type="paragraph" draw:z-index="3" draw:name="Zone de texte 1_5" draw:style-name="Mgr2" draw:text-style-name="MP2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5">N</text:span>ationale</text:p>
            </table:table-cell>
          </table:table-row>
        </table:table>
        <text:p text:style-name="MP10"/>
      </style:header>
      <style:footer>
        <text:p text:style-name="MP11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6">G</text:span>énérale de la <text:span text:style-name="MT6">G</text:span>endarmerie <text:span text:style-name="MT6">N</text:span>ational<text:span text:style-name="MT7">e</text:span></text:p>
        <text:p text:style-name="MP12">Direction des <text:span text:style-name="MT8">Ressources Humaines</text:span> de la Gendarmerie Nationale</text:p>
        <text:p text:style-name="MP12">Sous-Direction de l’Accompagnement du Personnel</text:p>
        <text:p text:style-name="MP12">Bureau des Recours et de la Protection Fonctionnelle</text:p>
        <text:p text:style-name="MP13">4, rue <text:span text:style-name="MT9">Claude Bernard</text:span></text:p>
        <text:p text:style-name="MP14"><text:span text:style-name="MT10">CS 60003, </text:span>92136 Issy-les-Moulineaux <text:span text:style-name="MT11">Cedex</text:span></text:p>
        <text:p text:style-name="MP15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a xlink:type="simple" xlink:href="mailto:protection-fonctionnelle@gendarmerie.interieur.gouv.fr" text:style-name="Internet_20_link" text:visited-style-name="Visited_20_Internet_20_Link"><text:span text:style-name="Visited_20_Internet_20_Link"><text:span text:style-name="MT4">protection-fonctionnelle@gendarmerie.interieur.gouv.fr</text:span></text:span></text:a></text:p>
        <text:p text:style-name="MP15"><text:span text:style-name="Visited_20_Internet_20_Link"><text:span text:style-name="MT4"/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93</meta:editing-cycles>
    <meta:editing-duration>PT10H11M8S</meta:editing-duration>
    <meta:generator>LibreOffice/25.8.1.1$MacOSX_AARCH64 LibreOffice_project/54047653041915e595ad4e45cccea684809c77b5</meta:generator>
    <dc:date>2025-09-18T10:35:54.356639000</dc:date>
    <dc:creator>Roman CARRIERE</dc:creator>
    <meta:document-statistic meta:table-count="6" meta:image-count="1" meta:object-count="0" meta:page-count="2" meta:paragraph-count="48" meta:word-count="250" meta:character-count="2133" meta:non-whitespace-character-count="19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